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WebSocketSessionDecoratorTests.sendTimeLimitExc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currentWebSocketSessionDecoratorTests.sendBlockingMessage( ConcurrentWebSocketSessionDecorator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currentWebSocketSessionDecoratorTests.sendAfterBlockedS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currentWebSocketSessionDecoratorTests.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currentWebSocketSessionDecoratorTests.overflowStrategyDr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currentWebSocketSessionDecoratorTests.closeStatusChangesToSessionNotReli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currentWebSocketSessionDecoratorTests.sendBufferSizeExc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currentWebSocketSessionDecoratorTests.closeStatus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